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Propert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r.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Property.EnumProperty( int explicitValue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umProperty.getInstance( int explicitValue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umPropert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Property.get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Property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ker.checkEnumValues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r.convertProperty( Property p , PropertyList propertyList , FObj 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